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28in"/>
    </style:style>
    <style:style style:name="co2" style:family="table-column">
      <style:table-column-properties fo:break-before="auto" style:column-width="2.1083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GRADE</text:p>
          </table:table-cell>
          <table:table-cell office:value-type="string">
            <text:p>GRADE_LEVEL</text:p>
          </table:table-cell>
        </table:table-row>
        <table:table-row table:style-name="ro1">
          <table:table-cell office:value-type="string">
            <text:p>C1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3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3B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5</text:p>
          </table:table-cell>
          <table:table-cell office:value-type="float" office:value="7">
            <text:p>7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3">10/23/2015</text:date>, <text:time>13:45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ok kumar</meta:initial-creator>
    <meta:creation-date>2015-10-23T13:44:52.46</meta:creation-date>
    <dc:date>2015-10-23T13:45:11.46</dc:date>
    <dc:creator>alok kumar</dc:creator>
    <meta:editing-duration>PT19S</meta:editing-duration>
    <meta:editing-cycles>1</meta:editing-cycles>
    <meta:document-statistic meta:table-count="3" meta:cell-count="18" meta:object-count="0"/>
    <meta:generator>OpenOffice/4.1.1$Win32 OpenOffice.org_project/411m6$Build-9775</meta:generator>
  </office:meta>
</office:document-meta>
</file>